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, 'Aptos EmbeddedFont', 'Aptos MSFontService', Calibri, Helvetica, sans-serif"/>
    <style:font-face style:name="Arial" svg:font-family="Arial, Helvetica, sans-serif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2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officeooo:rsid="002106bb" officeooo:paragraph-rsid="0023b910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2106bb" officeooo:paragraph-rsid="002106b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06bb" officeooo:paragraph-rsid="0023b910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106bb" officeooo:paragraph-rsid="002106b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3b910" officeooo:paragraph-rsid="0023b910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3pt" officeooo:rsid="0023b910" officeooo:paragraph-rsid="0023b910" style:font-size-asian="11.3500003814697pt" style:font-size-complex="13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3pt" officeooo:rsid="0023b910" officeooo:paragraph-rsid="0023b910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2106bb" officeooo:paragraph-rsid="002106bb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250d6f" officeooo:paragraph-rsid="00250d6f" style:font-size-asian="13pt" style:font-size-complex="13pt"/>
    </style:style>
    <style:style style:name="P14" style:family="paragraph">
      <style:paragraph-properties fo:text-align="center"/>
    </style:style>
    <style:style style:name="T1" style:family="text">
      <style:text-properties officeooo:rsid="002106bb"/>
    </style:style>
    <style:style style:name="T2" style:family="text">
      <style:text-properties officeooo:rsid="0023b910"/>
    </style:style>
    <style:style style:name="T3" style:family="text">
      <style:text-properties officeooo:rsid="00243400"/>
    </style:style>
    <style:style style:name="T4" style:family="text">
      <style:text-properties officeooo:rsid="00250d6f"/>
    </style:style>
    <style:style style:name="T5" style:family="text">
      <style:text-properties officeooo:rsid="00258525"/>
    </style:style>
    <style:style style:name="T6" style:family="text">
      <style:text-properties officeooo:rsid="00275e26"/>
    </style:style>
    <style:style style:name="T7" style:family="text">
      <style:text-properties officeooo:rsid="00289750"/>
    </style:style>
    <style:style style:name="T8" style:family="text">
      <style:text-properties officeooo:rsid="0029676d"/>
    </style:style>
    <style:style style:name="T9" style:family="text">
      <style:text-properties officeooo:rsid="0029ea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date style:data-style-name="N37" text:date-value="2025-11-19T16:48:01.444568582">11/19/25</text:date></text:p>
      <text:p text:style-name="P1">Math 5099 – Colloquium </text:p>
      <text:p text:style-name="P1"><text:span text:style-name="T1">Fall</text:span> 2025</text:p>
      <text:p text:style-name="P4"/>
      <text:p text:style-name="P7">Reflection<text:span text:style-name="T2">s</text:span> by Paul Carmody</text:p>
      <text:p text:style-name="P7"/>
      <text:p text:style-name="P3">Presentation# 1</text:p>
      <text:p text:style-name="P3"/>
      <text:p text:style-name="P3">Using Differential Equations Modeling to Predict Cosmic Dust Fertilization of Glacial Prebiotic Chemistry on Early Earth</text:p>
      <text:p text:style-name="P3"/>
      <text:p text:style-name="P3">Speaker: Anthonie Page</text:p>
      <text:p text:style-name="P5"/>
      <text:p text:style-name="P10">President of the Math Club. <text:s/>A mathematical simulation of cosmic dust <text:span text:style-name="T3">found below the atmosphere and in the environment</text:span>. <text:s/></text:p>
      <text:list text:style-name="L1">
        <text:list-item>
          <text:p text:style-name="P11">Why the problem</text:p>
        </text:list-item>
        <text:list-item>
          <text:p text:style-name="P11">Differential equations to model the problem </text:p>
        </text:list-item>
        <text:list-item>
          <text:p text:style-name="P11">Stability considerations</text:p>
        </text:list-item>
      </text:list>
      <text:p text:style-name="P10"/>
      <text:p text:style-name="P10">Cosmic dust always falls on Earth. <text:s/>What effect does it have on prebiotic material on Earth? <text:s/><text:span text:style-name="T3">Origins. <text:s/>Collision prediction. <text:s/>Exoplanet History. <text:s/>Essentially a demonstration of modeling using differential equation. <text:s/>As I’ve often said, using Mathematics as a language to describe physical phenomenon, then using mathematical methodologies to provide some predictive behavior as well as expectations due to historical evidence.</text:span></text:p>
      <text:p text:style-name="P6"/>
      <text:p text:style-name="P8"><draw:line text:anchor-type="paragraph" draw:z-index="0" draw:name="Line 1" draw:style-name="gr1" draw:text-style-name="P14" svg:x1="-0.152in" svg:y1="0.1563in" svg:x2="7.1917in" svg:y2="0.1563in"><text:p/></draw:line></text:p>
      <text:p text:style-name="P9"/>
      <text:p text:style-name="P8"/>
      <text:p text:style-name="P3">Presentation# 2</text:p>
      <text:p text:style-name="P3"/>
      <text:p text:style-name="P3">AI Ouroboros</text:p>
      <text:p text:style-name="P3"/>
      <text:p text:style-name="P3">Speaker: Matas Vaitkevicius</text:p>
      <text:p text:style-name="P8"/>
      <text:p text:style-name="P12">“<text:span text:style-name="T4">Tail Eating Problem”. <text:s/>AI generated content that eventually becomes input.</text:span></text:p>
      <text:p text:style-name="P12"/>
      <text:p text:style-name="P13">Defining the problem: degradation of quality over time. <text:s/>Multiple model interaction and contamination. <text:s/>Mitigation, Human contributions. <text:s/>Finding equilibrium. <text:s/><text:span text:style-name="T5">Clearly a thorough exercise in analyzing a particular problem and an attempt to describe them in mathematical terms. <text:s/></text:span><text:span text:style-name="T6">I would wonder if there is a kind of “Survivor’s Bias” in this model, that is, despite the apparent neutrality of their model, they seem to be seeking a collapse of data integrity. <text:s/>He </text:span><text:soft-page-break/><text:span text:style-name="T6">speaks of equilibrium but seems to emphasize collapse. <text:s/>It seems to lack a “control group”. <text:s/></text:span><text:span text:style-name="T7">That is, </text:span><text:span text:style-name="T6">How accurate is the AI model without any recursive </text:span><text:span text:style-name="T7">input </text:span><text:span text:style-name="T6">content? <text:s/></text:span><text:span text:style-name="T7">Generally, the question seems far more interested in assessment rather than cause or resolution. <text:s/>“</text:span><text:span text:style-name="T8">A very over simplified model.” <text:s/>“</text:span><text:span text:style-name="T9">Mitigation requires sustained diversity and not just interaction.”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, 'Aptos EmbeddedFont', 'Aptos MSFontService', Calibri, Helvetica, sans-serif"/>
    <style:font-face style:name="Arial" svg:font-family="Arial, Helvetica, sans-serif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11-19T16:48:01.342568954</dc:date>
    <meta:editing-duration>PT38M29S</meta:editing-duration>
    <meta:editing-cycles>11</meta:editing-cycles>
    <meta:document-statistic meta:table-count="0" meta:image-count="0" meta:object-count="0" meta:page-count="2" meta:paragraph-count="17" meta:word-count="265" meta:character-count="1818" meta:non-whitespace-character-count="1549"/>
  </office:meta>
</office:document-meta>
</file>